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12.07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159.99mm" svg:height="89.99mm" svg:x="92.61mm" svg:y="57.58mm">
            <draw:object draw:notify-on-update-of-ranges="summary.A1:summary.A1 summary.A2:summary.A8 summary.B1:summary.B1 summary.B2:summary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an_Time</text:p>
          </table:table-cell>
        </table:table-row>
        <table:table-row table:style-name="ro1">
          <table:table-cell office:value-type="float" office:value="4.08746284125034" calcext:value-type="float">
            <text:p>4.08746284125034</text:p>
          </table:table-cell>
          <table:table-cell office:value-type="float" office:value="0.940565625" calcext:value-type="float">
            <text:p>0.940565625</text:p>
          </table:table-cell>
        </table:table-row>
        <table:table-row table:style-name="ro1">
          <table:table-cell office:value-type="float" office:value="5.04439411935845" calcext:value-type="float">
            <text:p>5.04439411935845</text:p>
          </table:table-cell>
          <table:table-cell office:value-type="float" office:value="1.15825416666667" calcext:value-type="float">
            <text:p>1.15825416666667</text:p>
          </table:table-cell>
        </table:table-row>
        <table:table-row table:style-name="ro1">
          <table:table-cell office:value-type="float" office:value="6.02236781302845" calcext:value-type="float">
            <text:p>6.02236781302845</text:p>
          </table:table-cell>
          <table:table-cell office:value-type="float" office:value="1.220215625" calcext:value-type="float">
            <text:p>1.220215625</text:p>
          </table:table-cell>
        </table:table-row>
        <table:table-row table:style-name="ro1">
          <table:table-cell office:value-type="float" office:value="3.16992500144231" calcext:value-type="float">
            <text:p>3.16992500144231</text:p>
          </table:table-cell>
          <table:table-cell office:value-type="float" office:value="0.815439583333333" calcext:value-type="float">
            <text:p>0.815439583333333</text:p>
          </table:table-cell>
        </table:table-row>
        <table:table-row table:style-name="ro1">
          <table:table-cell office:value-type="float" office:value="1.58496250072116" calcext:value-type="float">
            <text:p>1.58496250072116</text:p>
          </table:table-cell>
          <table:table-cell office:value-type="float" office:value="0.50009375" calcext:value-type="float">
            <text:p>0.50009375</text:p>
          </table:table-cell>
        </table:table-row>
        <table:table-row table:style-name="ro1">
          <table:table-cell office:value-type="float" office:value="7.01122725542325" calcext:value-type="float">
            <text:p>7.01122725542325</text:p>
          </table:table-cell>
          <table:table-cell office:value-type="float" office:value="1.5213625" calcext:value-type="float">
            <text:p>1.5213625</text:p>
          </table:table-cell>
        </table:table-row>
        <table:table-row table:style-name="ro1">
          <table:table-cell office:value-type="float" office:value="2.32192809488736" calcext:value-type="float">
            <text:p>2.32192809488736</text:p>
          </table:table-cell>
          <table:table-cell office:value-type="float" office:value="0.69845625" calcext:value-type="float">
            <text:p>0.69845625</text:p>
          </table:table-cell>
        </table:table-row>
      </table:table>
      <table:table table:name="RAW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_ID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60.14" calcext:value-type="float">
            <text:p>1060.1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88.27" calcext:value-type="float">
            <text:p>688.2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19.5" calcext:value-type="float">
            <text:p>719.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59.89" calcext:value-type="float">
            <text:p>759.8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60.14" calcext:value-type="float">
            <text:p>760.1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32.01" calcext:value-type="float">
            <text:p>832.0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95.75" calcext:value-type="float">
            <text:p>895.7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40.16" calcext:value-type="float">
            <text:p>1040.1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71.89" calcext:value-type="float">
            <text:p>1071.8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36.12" calcext:value-type="float">
            <text:p>936.1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39.73" calcext:value-type="float">
            <text:p>639.7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75.84" calcext:value-type="float">
            <text:p>975.8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68.35" calcext:value-type="float">
            <text:p>1168.3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9.73" calcext:value-type="float">
            <text:p>799.7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2.02" calcext:value-type="float">
            <text:p>792.0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48.09" calcext:value-type="float">
            <text:p>848.0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3.87" calcext:value-type="float">
            <text:p>863.8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2.06" calcext:value-type="float">
            <text:p>1232.0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1.95" calcext:value-type="float">
            <text:p>1231.9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19.78" calcext:value-type="float">
            <text:p>719.7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55.39" calcext:value-type="float">
            <text:p>1055.3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1.88" calcext:value-type="float">
            <text:p>991.8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44.81" calcext:value-type="float">
            <text:p>944.8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64.11" calcext:value-type="float">
            <text:p>1064.1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31.65" calcext:value-type="float">
            <text:p>1031.6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36.14" calcext:value-type="float">
            <text:p>736.1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8.07" calcext:value-type="float">
            <text:p>648.0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47.77" calcext:value-type="float">
            <text:p>847.7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72.04" calcext:value-type="float">
            <text:p>872.0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52.12" calcext:value-type="float">
            <text:p>952.1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03.94" calcext:value-type="float">
            <text:p>903.9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9.72" calcext:value-type="float">
            <text:p>1039.7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8.22" calcext:value-type="float">
            <text:p>688.2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23.97" calcext:value-type="float">
            <text:p>1223.9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71.95" calcext:value-type="float">
            <text:p>1071.9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15.95" calcext:value-type="float">
            <text:p>615.9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63.44" calcext:value-type="float">
            <text:p>663.4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47.87" calcext:value-type="float">
            <text:p>1047.8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4.57" calcext:value-type="float">
            <text:p>984.5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3.88" calcext:value-type="float">
            <text:p>1143.8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79.96" calcext:value-type="float">
            <text:p>1079.9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80.08" calcext:value-type="float">
            <text:p>1080.0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43.91" calcext:value-type="float">
            <text:p>1143.9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16.23" calcext:value-type="float">
            <text:p>1416.2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3.99" calcext:value-type="float">
            <text:p>823.9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18.95" calcext:value-type="float">
            <text:p>2318.9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48.99" calcext:value-type="float">
            <text:p>1248.9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07.78" calcext:value-type="float">
            <text:p>1607.7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79.87" calcext:value-type="float">
            <text:p>879.8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2.19" calcext:value-type="float">
            <text:p>1112.1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31.84" calcext:value-type="float">
            <text:p>1031.8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83.77" calcext:value-type="float">
            <text:p>983.7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64.31" calcext:value-type="float">
            <text:p>1264.3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87.68" calcext:value-type="float">
            <text:p>887.6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51.84" calcext:value-type="float">
            <text:p>951.8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88.37" calcext:value-type="float">
            <text:p>1088.3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39.84" calcext:value-type="float">
            <text:p>1039.8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36.04" calcext:value-type="float">
            <text:p>936.0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63.87" calcext:value-type="float">
            <text:p>863.8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51.55" calcext:value-type="float">
            <text:p>1551.5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84.51" calcext:value-type="float">
            <text:p>1184.5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79.76" calcext:value-type="float">
            <text:p>1079.7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20.04" calcext:value-type="float">
            <text:p>720.0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16.24" calcext:value-type="float">
            <text:p>1216.2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3.82" calcext:value-type="float">
            <text:p>983.8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63.96" calcext:value-type="float">
            <text:p>863.9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64.47" calcext:value-type="float">
            <text:p>664.4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5.93" calcext:value-type="float">
            <text:p>655.9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03.58" calcext:value-type="float">
            <text:p>703.5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1.95" calcext:value-type="float">
            <text:p>831.9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89.97" calcext:value-type="float">
            <text:p>789.9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89.96" calcext:value-type="float">
            <text:p>689.9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4.01" calcext:value-type="float">
            <text:p>544.0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99.99" calcext:value-type="float">
            <text:p>599.9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15.87" calcext:value-type="float">
            <text:p>415.8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16.12" calcext:value-type="float">
            <text:p>416.1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95.98" calcext:value-type="float">
            <text:p>495.9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87.95" calcext:value-type="float">
            <text:p>687.9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03.95" calcext:value-type="float">
            <text:p>503.9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9.81" calcext:value-type="float">
            <text:p>1159.8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92.02" calcext:value-type="float">
            <text:p>1192.0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75.98" calcext:value-type="float">
            <text:p>775.9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28.09" calcext:value-type="float">
            <text:p>1528.0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23.82" calcext:value-type="float">
            <text:p>3423.8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08.12" calcext:value-type="float">
            <text:p>1408.1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7.82" calcext:value-type="float">
            <text:p>1007.8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6.14" calcext:value-type="float">
            <text:p>856.1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95.77" calcext:value-type="float">
            <text:p>2695.7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60.44" calcext:value-type="float">
            <text:p>1160.4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15.44" calcext:value-type="float">
            <text:p>1015.4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80.15" calcext:value-type="float">
            <text:p>1080.1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68.13" calcext:value-type="float">
            <text:p>3768.1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43.81" calcext:value-type="float">
            <text:p>1143.8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27.87" calcext:value-type="float">
            <text:p>927.8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76.12" calcext:value-type="float">
            <text:p>976.1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71.76" calcext:value-type="float">
            <text:p>871.7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44.01" calcext:value-type="float">
            <text:p>744.0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72.29" calcext:value-type="float">
            <text:p>672.2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79.02" calcext:value-type="float">
            <text:p>1279.0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44.9" calcext:value-type="float">
            <text:p>544.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23.82" calcext:value-type="float">
            <text:p>823.8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15.88" calcext:value-type="float">
            <text:p>1015.8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5.45" calcext:value-type="float">
            <text:p>855.4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64.5" calcext:value-type="float">
            <text:p>464.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4.06" calcext:value-type="float">
            <text:p>424.0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79.84" calcext:value-type="float">
            <text:p>679.8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84.33" calcext:value-type="float">
            <text:p>784.3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44.03" calcext:value-type="float">
            <text:p>744.0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87.39" calcext:value-type="float">
            <text:p>687.3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00.2" calcext:value-type="float">
            <text:p>1000.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3.93" calcext:value-type="float">
            <text:p>703.9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01" calcext:value-type="float">
            <text:p>696.0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99.93" calcext:value-type="float">
            <text:p>599.9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19.98" calcext:value-type="float">
            <text:p>519.9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59.91" calcext:value-type="float">
            <text:p>759.9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76.22" calcext:value-type="float">
            <text:p>576.2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95.58" calcext:value-type="float">
            <text:p>695.5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67.78" calcext:value-type="float">
            <text:p>767.7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60.4" calcext:value-type="float">
            <text:p>960.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31.79" calcext:value-type="float">
            <text:p>831.7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28.08" calcext:value-type="float">
            <text:p>728.0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00.26" calcext:value-type="float">
            <text:p>800.2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47.57" calcext:value-type="float">
            <text:p>647.5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87.99" calcext:value-type="float">
            <text:p>687.9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67.74" calcext:value-type="float">
            <text:p>767.7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29.98" calcext:value-type="float">
            <text:p>1629.9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91.76" calcext:value-type="float">
            <text:p>1191.7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56.06" calcext:value-type="float">
            <text:p>2056.0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44.01" calcext:value-type="float">
            <text:p>1544.0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63.92" calcext:value-type="float">
            <text:p>1063.9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39.79" calcext:value-type="float">
            <text:p>1439.7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35.89" calcext:value-type="float">
            <text:p>1135.8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59.94" calcext:value-type="float">
            <text:p>1159.9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40.3" calcext:value-type="float">
            <text:p>1440.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71.96" calcext:value-type="float">
            <text:p>1471.9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7.91" calcext:value-type="float">
            <text:p>1367.9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55.89" calcext:value-type="float">
            <text:p>1255.8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95.95" calcext:value-type="float">
            <text:p>1895.9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44.04" calcext:value-type="float">
            <text:p>1344.0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19.97" calcext:value-type="float">
            <text:p>1719.9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10.05" calcext:value-type="float">
            <text:p>1910.0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5.74" calcext:value-type="float">
            <text:p>1305.7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36.11" calcext:value-type="float">
            <text:p>936.1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63.82" calcext:value-type="float">
            <text:p>863.8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63.89" calcext:value-type="float">
            <text:p>863.8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83.46" calcext:value-type="float">
            <text:p>783.4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77.01" calcext:value-type="float">
            <text:p>977.0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35.71" calcext:value-type="float">
            <text:p>735.7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51.99" calcext:value-type="float">
            <text:p>951.9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40.03" calcext:value-type="float">
            <text:p>1040.0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63.87" calcext:value-type="float">
            <text:p>863.8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36.12" calcext:value-type="float">
            <text:p>936.1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59.84" calcext:value-type="float">
            <text:p>959.8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91.74" calcext:value-type="float">
            <text:p>991.7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00.19" calcext:value-type="float">
            <text:p>1000.1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67.17" calcext:value-type="float">
            <text:p>767.1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60.85" calcext:value-type="float">
            <text:p>560.8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7.78" calcext:value-type="float">
            <text:p>927.7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72.02" calcext:value-type="float">
            <text:p>872.0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56.04" calcext:value-type="float">
            <text:p>1056.0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39.92" calcext:value-type="float">
            <text:p>839.9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6.04" calcext:value-type="float">
            <text:p>856.0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91.92" calcext:value-type="float">
            <text:p>1191.9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71.89" calcext:value-type="float">
            <text:p>871.8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16.13" calcext:value-type="float">
            <text:p>1416.1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75.98" calcext:value-type="float">
            <text:p>975.9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87.69" calcext:value-type="float">
            <text:p>687.6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84.11" calcext:value-type="float">
            <text:p>784.1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20.34" calcext:value-type="float">
            <text:p>720.3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57.62" calcext:value-type="float">
            <text:p>757.6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41.97" calcext:value-type="float">
            <text:p>841.9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55.99" calcext:value-type="float">
            <text:p>655.9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15.99" calcext:value-type="float">
            <text:p>815.9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2.05" calcext:value-type="float">
            <text:p>1872.0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27.7" calcext:value-type="float">
            <text:p>1127.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28.13" calcext:value-type="float">
            <text:p>1128.1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84.21" calcext:value-type="float">
            <text:p>1384.2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43.69" calcext:value-type="float">
            <text:p>1143.6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75.79" calcext:value-type="float">
            <text:p>1175.7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36.06" calcext:value-type="float">
            <text:p>1936.0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56.15" calcext:value-type="float">
            <text:p>1056.1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24.1" calcext:value-type="float">
            <text:p>824.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4.08" calcext:value-type="float">
            <text:p>784.0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11.57" calcext:value-type="float">
            <text:p>711.5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75.57" calcext:value-type="float">
            <text:p>775.5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88.6" calcext:value-type="float">
            <text:p>888.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60.13" calcext:value-type="float">
            <text:p>760.1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5.75" calcext:value-type="float">
            <text:p>775.7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71.94" calcext:value-type="float">
            <text:p>1071.9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88.14" calcext:value-type="float">
            <text:p>888.1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35.85" calcext:value-type="float">
            <text:p>935.8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83.94" calcext:value-type="float">
            <text:p>783.9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92.04" calcext:value-type="float">
            <text:p>992.0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59.91" calcext:value-type="float">
            <text:p>559.9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75.82" calcext:value-type="float">
            <text:p>775.8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32.28" calcext:value-type="float">
            <text:p>632.2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55.66" calcext:value-type="float">
            <text:p>855.6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24.09" calcext:value-type="float">
            <text:p>1424.0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57.99" calcext:value-type="float">
            <text:p>957.9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49.98" calcext:value-type="float">
            <text:p>1049.9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83.91" calcext:value-type="float">
            <text:p>983.9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80.06" calcext:value-type="float">
            <text:p>880.0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03.95" calcext:value-type="float">
            <text:p>1503.9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51.99" calcext:value-type="float">
            <text:p>1151.9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07.92" calcext:value-type="float">
            <text:p>1407.9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59.56" calcext:value-type="float">
            <text:p>959.5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68.38" calcext:value-type="float">
            <text:p>568.3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71.83" calcext:value-type="float">
            <text:p>871.8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0.15" calcext:value-type="float">
            <text:p>920.1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68.18" calcext:value-type="float">
            <text:p>768.1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99.97" calcext:value-type="float">
            <text:p>599.9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71.9" calcext:value-type="float">
            <text:p>871.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71.6" calcext:value-type="float">
            <text:p>871.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76.05" calcext:value-type="float">
            <text:p>776.0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60.01" calcext:value-type="float">
            <text:p>560.0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15.94" calcext:value-type="float">
            <text:p>615.9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68.2" calcext:value-type="float">
            <text:p>568.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87.86" calcext:value-type="float">
            <text:p>487.8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99.9" calcext:value-type="float">
            <text:p>599.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00.2" calcext:value-type="float">
            <text:p>600.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63.98" calcext:value-type="float">
            <text:p>463.9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5.86" calcext:value-type="float">
            <text:p>455.8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62.91" calcext:value-type="float">
            <text:p>462.9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56.9" calcext:value-type="float">
            <text:p>456.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07.96" calcext:value-type="float">
            <text:p>407.9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80.22" calcext:value-type="float">
            <text:p>480.2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71.81" calcext:value-type="float">
            <text:p>471.8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47.83" calcext:value-type="float">
            <text:p>447.8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12.04" calcext:value-type="float">
            <text:p>912.0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9.92" calcext:value-type="float">
            <text:p>719.9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80.25" calcext:value-type="float">
            <text:p>880.2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95.9" calcext:value-type="float">
            <text:p>1095.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72.18" calcext:value-type="float">
            <text:p>672.1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66.93" calcext:value-type="float">
            <text:p>566.9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32.77" calcext:value-type="float">
            <text:p>832.7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83.84" calcext:value-type="float">
            <text:p>1183.84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1.8" calcext:value-type="float">
            <text:p>1151.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96.06" calcext:value-type="float">
            <text:p>1096.06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.1" calcext:value-type="float">
            <text:p>1024.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3.78" calcext:value-type="float">
            <text:p>1503.7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39.58" calcext:value-type="float">
            <text:p>1239.58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28.05" calcext:value-type="float">
            <text:p>1328.0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76.43" calcext:value-type="float">
            <text:p>1176.4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84.21" calcext:value-type="float">
            <text:p>1384.21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59.85" calcext:value-type="float">
            <text:p>1359.8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96.12" calcext:value-type="float">
            <text:p>1096.12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91.79" calcext:value-type="float">
            <text:p>591.79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27.93" calcext:value-type="float">
            <text:p>927.93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19.75" calcext:value-type="float">
            <text:p>719.75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04.17" calcext:value-type="float">
            <text:p>904.17</text:p>
          </table:table-cell>
        </table:table-row>
        <table:table-row table:style-name="ro1">
          <table:table-cell office:value-type="string" calcext:value-type="string">
            <text:p>ajo11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79.94" calcext:value-type="float">
            <text:p>1279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0T16:32:40.788989763</dc:date>
    <meta:editing-duration>PT6M3S</meta:editing-duration>
    <meta:editing-cycles>1</meta:editing-cycles>
    <meta:document-statistic meta:table-count="2" meta:cell-count="130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4.201cm" style:legend-expansion="high" chart:style-name="ch2"/>
        <chart:plot-area chart:style-name="ch3" table:cell-range-address="summary.A1:summary.B8" chart:data-source-has-labels="row" svg:x="1.331cm" svg:y="0.18cm" svg:width="11.795cm" svg:height="7.659cm">
          <chartooo:coordinate-region svg:x="2.058cm" svg:y="0.379cm" svg:width="10.974cm" svg:height="6.813cm"/>
          <chart:axis chart:dimension="x" chart:name="primary-x" chart:style-name="ch4">
            <chart:title svg:x="6.324cm" svg:y="8.019cm" chart:style-name="ch5">
              <text:p>Id Selectoin</text:p>
            </chart:title>
          </chart:axis>
          <chart:axis chart:dimension="y" chart:name="primary-y" chart:style-name="ch4">
            <chart:title svg:x="0.451cm" svg:y="4.82cm" chart:style-name="ch6">
              <text:p>Mean time</text:p>
            </chart:title>
            <chart:grid chart:style-name="ch7" chart:class="major"/>
          </chart:axis>
          <chart:series chart:style-name="ch8" chart:values-cell-range-address="summary.B2:summary.B8" chart:label-cell-address="summary.B1:summary.B1" chart:class="chart:scatter">
            <chart:domain table:cell-range-address="summary.A2:summary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_Time</text:p>
                <draw:g>
                  <svg:desc>summary.B1:summa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8746284125034">
                <text:p>4.08746284125034</text:p>
                <draw:g>
                  <svg:desc>summary.A2:summary.A8</svg:desc>
                </draw:g>
              </table:table-cell>
              <table:table-cell office:value-type="float" office:value="0.940565625">
                <text:p>0.940565625</text:p>
                <draw:g>
                  <svg:desc>summary.B2:summary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4439411935845">
                <text:p>5.04439411935845</text:p>
              </table:table-cell>
              <table:table-cell office:value-type="float" office:value="1.15825416666667">
                <text:p>1.1582541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2236781302845">
                <text:p>6.02236781302845</text:p>
              </table:table-cell>
              <table:table-cell office:value-type="float" office:value="1.220215625">
                <text:p>1.2202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6992500144231">
                <text:p>3.16992500144231</text:p>
              </table:table-cell>
              <table:table-cell office:value-type="float" office:value="0.815439583333333">
                <text:p>0.81543958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0.50009375">
                <text:p>0.500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1122725542325">
                <text:p>7.01122725542325</text:p>
              </table:table-cell>
              <table:table-cell office:value-type="float" office:value="1.5213625">
                <text:p>1.5213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2192809488736">
                <text:p>2.32192809488736</text:p>
              </table:table-cell>
              <table:table-cell office:value-type="float" office:value="0.69845625">
                <text:p>0.6984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